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49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cm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，BSGS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，二次剩余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，杜教筛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，莫比乌斯反演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，prufer序列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F5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分</number:text>
      <number:seconds number:style="long" number:decimal-places="2"/>
      <number:text>秒</number:text>
    </number:time-style>
    <number:time-style style:name="N117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18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6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1">
      <number:day number:calendar="jewish"/>
      <number:text> </number:text>
      <number:month number:calendar="jewish" number:style="long" number:textual="true"/>
    </number:date-style>
    <number:date-style style:name="N142">
      <number:month number:calendar="jewish" number:style="long" number:textual="true"/>
      <number:text> </number:text>
      <number:day number:calendar="jewish"/>
    </number:date-style>
    <number:date-style style:name="N143">
      <number:month number:calendar="jewish" number:style="long" number:textual="true"/>
      <number:text> </number:text>
      <number:year number:calendar="jewish" number:style="long"/>
    </number:date-style>
    <number:date-style style:name="N144">
      <number:month number:calendar="jewish" number:style="long" number:textual="true"/>
    </number:date-style>
    <number:currency-style style:name="N146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6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48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0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52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52P0"/>
    </number:currency-style>
    <number:currency-style style:name="N154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6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6T14:43:08.865880707</meta:creation-date>
    <dc:date>2022-08-03T16:30:44.541000000</dc:date>
    <meta:editing-duration>PT6H53M58S</meta:editing-duration>
    <meta:editing-cycles>67</meta:editing-cycles>
    <meta:generator>LibreOffice/7.3.5.2$Windows_X86_64 LibreOffice_project/184fe81b8c8c30d8b5082578aee2fed2ea847c01</meta:generator>
    <meta:document-statistic meta:table-count="1" meta:cell-count="281" meta:object-count="0"/>
  </office:meta>
</office:document-meta>
</file>